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009a5e" officeooo:paragraph-rsid="00009a5e" style:font-weight-asian="bold" style:font-weight-complex="bold"/>
    </style:style>
    <style:style style:name="P2" style:family="paragraph" style:parent-style-name="Standard">
      <style:text-properties style:font-name="Arial" fo:font-weight="bold" officeooo:rsid="0001c8f5" officeooo:paragraph-rsid="0001c8f5" style:font-weight-asian="bold" style:font-weight-complex="bold"/>
    </style:style>
    <style:style style:name="P3" style:family="paragraph" style:parent-style-name="Standard" style:list-style-name="L7">
      <style:text-properties style:font-name="Arial" fo:font-weight="bold" officeooo:rsid="0001c8f5" officeooo:paragraph-rsid="0001c8f5" style:font-weight-asian="bold" style:font-weight-complex="bold"/>
    </style:style>
    <style:style style:name="P4" style:family="paragraph" style:parent-style-name="Standard" style:list-style-name="L2">
      <style:text-properties style:font-name="Arial" fo:font-weight="normal" officeooo:rsid="00009a5e" officeooo:paragraph-rsid="00009a5e" style:font-weight-asian="normal" style:font-weight-complex="normal"/>
    </style:style>
    <style:style style:name="P5" style:family="paragraph" style:parent-style-name="Standard" style:list-style-name="L3">
      <style:text-properties style:font-name="Arial" fo:font-weight="normal" officeooo:rsid="00009a5e" officeooo:paragraph-rsid="00009a5e" style:font-weight-asian="normal" style:font-weight-complex="normal"/>
    </style:style>
    <style:style style:name="P6" style:family="paragraph" style:parent-style-name="Standard" style:list-style-name="L4">
      <style:text-properties style:font-name="Arial" fo:font-weight="normal" officeooo:rsid="00009a5e" officeooo:paragraph-rsid="00009a5e" style:font-weight-asian="normal" style:font-weight-complex="normal"/>
    </style:style>
    <style:style style:name="P7" style:family="paragraph" style:parent-style-name="Standard" style:list-style-name="L5">
      <style:text-properties style:font-name="Arial" fo:font-weight="normal" officeooo:rsid="00009a5e" officeooo:paragraph-rsid="00009a5e" style:font-weight-asian="normal" style:font-weight-complex="normal"/>
    </style:style>
    <style:style style:name="P8" style:family="paragraph" style:parent-style-name="Standard" style:list-style-name="L6">
      <style:text-properties style:font-name="Arial" fo:font-weight="normal" officeooo:rsid="00009a5e" officeooo:paragraph-rsid="00009a5e" style:font-weight-asian="normal" style:font-weight-complex="normal"/>
    </style:style>
    <style:style style:name="P9" style:family="paragraph" style:parent-style-name="Standard" style:list-style-name="L3">
      <style:text-properties style:font-name="Arial" fo:font-weight="normal" officeooo:rsid="0000b790" officeooo:paragraph-rsid="0000b790" style:font-weight-asian="normal" style:font-weight-complex="normal"/>
    </style:style>
    <style:style style:name="P10" style:family="paragraph" style:parent-style-name="Standard" style:list-style-name="L3">
      <style:text-properties style:font-name="Arial" fo:font-weight="normal" officeooo:rsid="0001c8f5" officeooo:paragraph-rsid="0001c8f5" style:font-weight-asian="normal" style:font-weight-complex="normal"/>
    </style:style>
    <style:style style:name="P11" style:family="paragraph" style:parent-style-name="Standard" style:list-style-name="L6">
      <style:text-properties style:font-name="Arial" fo:font-weight="normal" officeooo:rsid="0001c8f5" officeooo:paragraph-rsid="0001c8f5" style:font-weight-asian="normal" style:font-weight-complex="normal"/>
    </style:style>
    <style:style style:name="P12" style:family="paragraph" style:parent-style-name="Standard" style:list-style-name="L4">
      <style:text-properties style:font-name="Arial" fo:font-weight="normal" officeooo:rsid="0001c8f5" officeooo:paragraph-rsid="0001c8f5" style:font-weight-asian="normal" style:font-weight-complex="normal"/>
    </style:style>
    <style:style style:name="P13" style:family="paragraph" style:parent-style-name="Standard" style:list-style-name="L5">
      <style:text-properties style:font-name="Arial" fo:font-weight="normal" officeooo:rsid="0001c8f5" officeooo:paragraph-rsid="0001c8f5" style:font-weight-asian="normal" style:font-weight-complex="normal"/>
    </style:style>
    <style:style style:name="P14" style:family="paragraph" style:parent-style-name="Standard" style:list-style-name="L2">
      <style:text-properties style:font-name="Arial" fo:font-weight="normal" officeooo:rsid="0001c8f5" officeooo:paragraph-rsid="0001c8f5" style:font-weight-asian="normal" style:font-weight-complex="normal"/>
    </style:style>
    <style:style style:name="P15"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09a5e" officeooo:paragraph-rsid="00009a5e" style:font-weight-asian="bold" style:font-weight-complex="bold"/>
    </style:style>
    <style:style style:name="P16" style:family="paragraph" style:parent-style-name="Standard">
      <style:paragraph-properties fo:text-align="start" style:justify-single-word="false"/>
      <style:text-properties style:font-name="Arial" style:text-underline-style="none" fo:font-weight="normal" officeooo:rsid="00009a5e" officeooo:paragraph-rsid="00009a5e"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titled Zombie Survival Shooter</text:p>
      <text:p text:style-name="P16"/>
      <text:p text:style-name="P1">Elevator Pitch: <text:span text:style-name="T1">Comicbook-style survival shooter where the player is a hunter stuck alone in the woods fending off zombies. Explore the cabin and surrounding area to gather essential supplies and weapons to stay alive as long as possible. Test your skills against not just human zombies, but powerful, zombified animals of the forest.</text:span></text:p>
      <text:p text:style-name="P1"/>
      <text:p text:style-name="P1">GameManager</text:p>
      <text:list xml:id="list2838994362" text:style-name="L2">
        <text:list-item>
          <text:p text:style-name="P4">Spawn enemies</text:p>
        </text:list-item>
        <text:list-item>
          <text:p text:style-name="P4">Keep track of score/time alive</text:p>
        </text:list-item>
        <text:list-item>
          <text:p text:style-name="P14">Allow for some down time between waves for a good experience</text:p>
        </text:list-item>
      </text:list>
      <text:p text:style-name="P1">Player</text:p>
      <text:list xml:id="list1660034270" text:style-name="L5">
        <text:list-item>
          <text:p text:style-name="P7">Fix weapon sway (state machine)</text:p>
        </text:list-item>
        <text:list-item>
          <text:p text:style-name="P7">Rewrite player movement (basic, quake-like)</text:p>
          <text:list>
            <text:list-item>
              <text:p text:style-name="P13">mantling over obstacles?</text:p>
            </text:list-item>
          </text:list>
        </text:list-item>
      </text:list>
      <text:p text:style-name="P1">Weapons</text:p>
      <text:list xml:id="list4095661555" text:style-name="L6">
        <text:list-item>
          <text:p text:style-name="P11">Keep track of ammo/clip</text:p>
          <text:list>
            <text:list-item>
              <text:p text:style-name="P11">Will the game have reloading? Make sure it doesn’t break flow</text:p>
            </text:list-item>
          </text:list>
        </text:list-item>
        <text:list-item>
          <text:p text:style-name="P8">Prototype more weapons</text:p>
          <text:list>
            <text:list-item>
              <text:p text:style-name="P8">Revolver</text:p>
            </text:list-item>
            <text:list-item>
              <text:p text:style-name="P8">Shotgun</text:p>
            </text:list-item>
            <text:list-item>
              <text:p text:style-name="P8">Chainsaw</text:p>
            </text:list-item>
            <text:list-item>
              <text:p text:style-name="P11">Machete?</text:p>
            </text:list-item>
            <text:list-item>
              <text:p text:style-name="P8">Crossbow/Bow and Arrow?</text:p>
            </text:list-item>
            <text:list-item>
              <text:p text:style-name="P8">Flare gun?</text:p>
            </text:list-item>
          </text:list>
        </text:list-item>
        <text:list-item>
          <text:p text:style-name="P8">Weapons use state machine to handle transitions, block player from doing actions at the wrong time</text:p>
        </text:list-item>
        <text:list-item>
          <text:p text:style-name="P11">Weapon attachments/mods?</text:p>
          <text:list>
            <text:list-item>
              <text:p text:style-name="P11">Scope for rifle</text:p>
            </text:list-item>
            <text:list-item>
              <text:p text:style-name="P11">Silencer for revolver</text:p>
            </text:list-item>
          </text:list>
        </text:list-item>
      </text:list>
      <text:p text:style-name="P1">Level</text:p>
      <text:list xml:id="list1480633835" text:style-name="L4">
        <text:list-item>
          <text:p text:style-name="P6">Start sketching and grey-boxing basic layout</text:p>
        </text:list-item>
        <text:list-item>
          <text:p text:style-name="P6">Interactive doors, windows etc.</text:p>
        </text:list-item>
        <text:list-item>
          <text:p text:style-name="P6">Barricade windows?</text:p>
        </text:list-item>
        <text:list-item>
          <text:p text:style-name="P12">Explosive barrels/gas cans</text:p>
        </text:list-item>
        <text:list-item>
          <text:p text:style-name="P12">Ammo pickups</text:p>
        </text:list-item>
        <text:list-item>
          <text:p text:style-name="P12">Weapon pickups – player doesn’t start with everything</text:p>
        </text:list-item>
      </text:list>
      <text:p text:style-name="P1">Enemies</text:p>
      <text:list xml:id="list755706447" text:style-name="L3">
        <text:list-item>
          <text:p text:style-name="P5">Prototype basic human zombies</text:p>
          <text:list>
            <text:list-item>
              <text:p text:style-name="P9">8-directional sprites for every frame of animation?</text:p>
              <text:list>
                <text:list-item>
                  <text:p text:style-name="P9">5 directions if mirroring side views</text:p>
                </text:list-item>
              </text:list>
            </text:list-item>
            <text:list-item>
              <text:p text:style-name="P10">Variations </text:p>
              <text:list>
                <text:list-item>
                  <text:p text:style-name="P10">male/female</text:p>
                </text:list-item>
                <text:list-item>
                  <text:p text:style-name="P10">old/young</text:p>
                </text:list-item>
                <text:list-item>
                  <text:p text:style-name="P10">different outfits</text:p>
                </text:list-item>
              </text:list>
            </text:list-item>
          </text:list>
        </text:list-item>
        <text:list-item>
          <text:p text:style-name="P5">Animal zombies</text:p>
          <text:list>
            <text:list-item>
              <text:p text:style-name="P5">Deer</text:p>
            </text:list-item>
            <text:list-item>
              <text:p text:style-name="P5">Bear (boss type)</text:p>
            </text:list-item>
            <text:list-item>
              <text:p text:style-name="P5">Crow?</text:p>
            </text:list-item>
            <text:list-item>
              <text:p text:style-name="P5"><text:soft-page-break/>Coyote/wolf</text:p>
            </text:list-item>
          </text:list>
        </text:list-item>
        <text:list-item>
          <text:p text:style-name="P9">Headshots</text:p>
        </text:list-item>
        <text:list-item>
          <text:p text:style-name="P10">Gore</text:p>
          <text:list>
            <text:list-item>
              <text:p text:style-name="P10">will dismemberment work with sprite-based enemies?</text:p>
            </text:list-item>
          </text:list>
        </text:list-item>
      </text:list>
      <text:p text:style-name="P2">Misc</text:p>
      <text:list xml:id="list2818942377" text:style-name="L7">
        <text:list-item>
          <text:p text:style-name="P3"><text:span text:style-name="T1">Healing ite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22-01-31T13:58:24.984000000</dc:date>
    <meta:editing-duration>PT19M47S</meta:editing-duration>
    <meta:editing-cycles>2</meta:editing-cycles>
    <meta:document-statistic meta:table-count="0" meta:image-count="0" meta:object-count="0" meta:page-count="2" meta:paragraph-count="49" meta:word-count="250" meta:character-count="1450" meta:non-whitespace-character-count="1288"/>
  </office:meta>
</office:document-meta>
</file>